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5f77" officeooo:paragraph-rsid="00125f77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25f77" officeooo:paragraph-rsid="00125f7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5f77" officeooo:paragraph-rsid="00125f7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5f77" officeooo:paragraph-rsid="00125f7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officeooo:rsid="00125f77" officeooo:paragraph-rsid="00125f77" fo:background-color="#ffff00"/>
    </style:style>
    <style:style style:name="P6" style:family="paragraph" style:parent-style-name="Standard">
      <style:paragraph-properties fo:text-align="start" style:justify-single-word="false"/>
      <style:text-properties officeooo:rsid="0013704b" officeooo:paragraph-rsid="0013704b" fo:background-color="#ffff00"/>
    </style:style>
    <style:style style:name="P7" style:family="paragraph" style:parent-style-name="Standard">
      <style:paragraph-properties fo:text-align="start" style:justify-single-word="false"/>
      <style:text-properties officeooo:rsid="001446c7" officeooo:paragraph-rsid="001446c7" fo:background-color="#ffff00"/>
    </style:style>
    <style:style style:name="P8" style:family="paragraph" style:parent-style-name="Standard">
      <style:paragraph-properties fo:text-align="start" style:justify-single-word="false"/>
      <style:text-properties fo:color="#000000" loext:opacity="100%" officeooo:rsid="0013704b" officeooo:paragraph-rsid="0013704b" fo:background-color="#ffff00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background-color="transparent" loext:char-shading-value="0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background-color="#ffff00" loext:char-shading-value="0"/>
    </style:style>
    <style:style style:name="T5" style:family="text">
      <style:text-properties fo:color="#000000" loext:opacity="100%" fo:background-color="#ffff00" loext:char-shading-value="0"/>
    </style:style>
    <style:style style:name="T6" style:family="text">
      <style:text-properties fo:color="#000000" loext:opacity="100%" fo:background-color="#ff0000" loext:char-shading-value="0"/>
    </style:style>
    <style:style style:name="T7" style:family="text">
      <style:text-properties fo:color="#000000" loext:opacity="100%" fo:background-color="transparent" loext:char-shading-value="0"/>
    </style:style>
    <style:style style:name="T8" style:family="text">
      <style:text-properties fo:color="#000000" loext:opacity="100%" officeooo:rsid="0013704b" fo:background-color="transparent" loext:char-shading-value="0"/>
    </style:style>
    <style:style style:name="T9" style:family="text">
      <style:text-properties fo:color="#000000" loext:opacity="100%" officeooo:rsid="001446c7" fo:background-color="transparent" loext:char-shading-value="0"/>
    </style:style>
    <style:style style:name="T10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vid Noel Schanz IV.C 2.skupina</text:p>
      <text:p text:style-name="P4"/>
      <text:p text:style-name="P2"/>
      <text:p text:style-name="P1">instalacia next.js – next.js -&gt; get started -&gt; skopirovat a vlozit do terminalu <text:span text:style-name="T1">npx </text:span><text:a xlink:type="simple" xlink:href="mailto:create-next-app@latest" text:style-name="Internet_20_link" text:visited-style-name="Visited_20_Internet_20_Link">create-next-app@latest</text:a><text:span text:style-name="T1"> </text:span><text:span text:style-name="T3">-&gt; nasledne sa budu vypisovat dane printy: </text:span><text:span text:style-name="T5">What is your project named? my-app</text:span></text:p>
      <text:p text:style-name="P5"><text:span text:style-name="T3">Would you like to use TypeScript? No / </text:span><text:span text:style-name="T6">Yes</text:span></text:p>
      <text:p text:style-name="P5"><text:span text:style-name="T3">Would you like to use ESLint? No / </text:span><text:span text:style-name="T6">Yes</text:span></text:p>
      <text:p text:style-name="P5"><text:span text:style-name="T3">Would you like to use Tailwind CSS? </text:span><text:span text:style-name="T6">No</text:span><text:span text:style-name="T3"> / Yes</text:span></text:p>
      <text:p text:style-name="P5"><text:span text:style-name="T3">Would you like your code inside a `src/` directory? No / </text:span><text:span text:style-name="T6">Yes</text:span></text:p>
      <text:p text:style-name="P5"><text:span text:style-name="T3">Would you like to use App Router? (recommended) No / </text:span><text:span text:style-name="T6">Yes</text:span></text:p>
      <text:p text:style-name="P5"><text:span text:style-name="T3">Would you like to use Turbopack for `next dev`? <text:s/>No / Yes</text:span></text:p>
      <text:p text:style-name="P5"><text:span text:style-name="T3">Would you like to customize the import alias (`@/*` by default)? </text:span><text:span text:style-name="T6">No </text:span><text:span text:style-name="T3">/ Yes</text:span></text:p>
      <text:p text:style-name="P5"><text:span text:style-name="T3">What import alias would you like configured? @/*</text:span></text:p>
      <text:p text:style-name="P6"><text:span text:style-name="T9">Material-ui instalacia: </text:span><text:span text:style-name="T2">npm install @mui/material @emotion/react @emotion/styled</text:span></text:p>
      <text:p text:style-name="P8"><text:span text:style-name="T10"/></text:p>
      <text:p text:style-name="P7"><text:span text:style-name="T7"/></text:p>
      <text:p text:style-name="P7"><text:span text:style-name="T7"/></text:p>
      <text:p text:style-name="P7"><text:span text:style-name="T7">Pri startovani serveru hned cita tieto subory:</text:span></text:p>
      <text:p text:style-name="P6"><text:span text:style-name="T7">page.tsx</text:span></text:p>
      <text:p text:style-name="P6"><text:span text:style-name="T7">layout.tsx</text:span></text:p>
      <text:p text:style-name="P6"><text:span text:style-name="T7">not-found.tsx</text:span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6:00.839189205</meta:creation-date>
    <meta:generator>LibreOffice/24.2.5.2$Linux_X86_64 LibreOffice_project/420$Build-2</meta:generator>
    <dc:date>2024-09-20T13:15:26.662736803</dc:date>
    <meta:editing-duration>PT49M25S</meta:editing-duration>
    <meta:editing-cycles>3</meta:editing-cycles>
    <meta:document-statistic meta:table-count="0" meta:image-count="0" meta:object-count="0" meta:page-count="1" meta:paragraph-count="15" meta:word-count="134" meta:character-count="791" meta:non-whitespace-character-count="670"/>
  </office:meta>
</office:document-meta>
</file>